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Liste der Tiere nach Menschenähnlichkeit (absteigend)**</text:p>
      <text:p text:style-name="Standard"/>
      <text:p text:style-name="Standard">| category | latin | russian | gender_russian | gender_german | score | reason | gender_reason |</text:p>
      <text:p text:style-name="Standard">|---|---|---|---|---|---|---|---|</text:p>
      <text:p text:style-name="Standard">| Affen | *Pan troglodytes* | Обыкновенный шимпанзе | M | M | 0.95 | Genetische Nähe (98% Übereinstimmung) [1], hochentwickelte kognitive Fähigkeiten (Werkzeuggebrauch, Problemlösung) [2], komplexe soziale Strukturen [3], Fähigkeit zur Empathie und zum Lernen von Zeichensprache [4]. | M: Endung auf Konsonant. |</text:p>
      <text:p text:style-name="Standard">| Affen | *Gorilla gorilla gorilla* | Западная равнинная горилла | F | M | 0.93 | Hohe genetische Ähnlichkeit [1], ausgeprägte Intelligenz (Werkzeuggebrauch in freier Wildbahn) [5], komplexe soziale Strukturen, Fähigkeit zur Trauer und zum Erkennen von Selbst im Spiegel [6]. | M: "der Gorilla" |</text:p>
      <text:p text:style-name="Standard">| Affen | *Pong abelii* | Суматранский орангутан | M | M | 0.90 | Hohe genetische Ähnlichkeit [1], Werkzeuggebrauch, ausgeprägte Lernfähigkeit, individuelle Persönlichkeiten, lange Kindheit zur sozialen und kognitiven Entwicklung [7]. | M: Endung auf Konsonant. |</text:p>
      <text:p text:style-name="Standard">| Affen | *Hylobates moloch* | Серебристый гиббон | M | M | 0.85 | Soziale Bindungen (lebenslange Paarbeziehungen) [8], kognitive Fähigkeiten (Problemlösung), komplexe Kommunikation (Gesang) [9]. | M: Endung auf Konsonant. |</text:p>
      <text:p text:style-name="Standard">| Affen | *Symphalangus syndactylus* | Хайнаньский гиббон | M | M | 0.83 | Ähnliche soziale Strukturen wie andere Gibbons, ausgeprägte Kommunikation, Fähigkeit zur Kooperation [9]. | M: Endung auf Konsonant. |</text:p>
      <text:p text:style-name="Standard">| Elefanten | *Elephas maximus* | Азиатский слон | M | M | 0.80 | Hochintelligente Tiere mit komplexen sozialen Strukturen, Empathie, Selbstbewusstsein (Spiegeltest) [10], Werkzeuggebrauch [11], Fähigkeit zur Trauer [12]. | M: Endung auf Konsonant. |</text:p>
      <text:p text:style-name="Standard">| Wale | *Delphinus delphis* | Дельфин-белобочка | M | M | 0.78 | Hochintelligente Tiere mit komplexen sozialen Strukturen, Kommunikation (eigene "Namen"), Fähigkeit zur Problemlösung, Empathie [13], Selbstbewusstsein (Spiegeltest) [14]. | M: Endung auf Konsonant. |</text:p>
      <text:p text:style-name="Standard">| Affen | *Papio hamadryas* | Гамадрил | M | M | 0.75 | Komplexe soziale Strukturen (Haremsgruppen), Werkzeuggebrauch (in Gefangenschaft), kognitive Fähigkeiten [15]. | M: Endung auf Konsonant. |</text:p>
      <text:p text:style-name="Standard">| Affen | *Cercocebus torquatus* | Красноголовый мангобей | M | M | 0.73 | Soziale Intelligenz, Werkzeuggebrauch (in Gefangenschaft), Fähigkeit zur Imitation [16]. | M: Endung auf Konsonant. |</text:p>
      <text:p text:style-name="Standard">| Affen | *Mandrillus leucophaeus* | Дрил | M | M | 0.70 | Komplexe soziale Strukturen, ausgeprägtes Sozialverhalten, kognitive Fähigkeiten [17]. | M: Endung auf Konsonant. |</text:p>
      <text:p text:style-name="Standard">| Raubtiere | *Canis lupus* | Волк | M | M | 0.65 | Soziale Intelligenz (komplexe Rudelstrukturen), Kooperation bei der Jagd, Kommunikation (Heulen), Fähigkeit zur Problemlösung [18]. | M: "der Wolf" |</text:p>
      <text:p text:style-name="Standard">| Raubtiere | *Panthera leo* | Лев | M | M | 0.63 | Soziale Strukturen (Rudelleben), Kooperation bei der Jagd, komplexe Kommunikation [19]. | M: "der Löwe" |</text:p>
      <text:p text:style-name="Standard">| Raubtiere | *Panthera tigris altaica* | Амурский тигр | M | M | 0.60 | Intelligenz, Anpassungsfähigkeit, Fähigkeit zur Problemlösung [20]. | M: "der Tiger" |</text:p>
      <text:p text:style-name="Standard">| Vögel | *Psittacula derbiana* | Китайский кольчатый попугай | M | M | 0.55 | Intelligenz, Fähigkeit zur Nachahmung von Sprache, soziale Interaktion [21]. | M: Endung auf Konsonant. |</text:p>
      <text:p text:style-name="Standard">| Vögel | *Ara ararauna* | Сине-жёлтый ара | M | M | 0.53 | Intelligenz, Fähigkeit zur Problemlösung, soziale Interaktion [21]. | M: Endung auf Konsonant. |</text:p>
      <text:p text:style-name="Standard">| Raubtiere | *Ursus maritimus* | Белый медведь | M | M | 0.50 | Intelligenz, Anpassungsfähigkeit, Fähigkeit zur Problemlösung [22]. | M: Endung auf Konsonant. |</text:p>
      <text:p text:style-name="Standard">| Säugetiere | *Equus caballus caballus* | Домашняя лошадь | F | N | 0.45 | Soziale Intelligenz, Fähigkeit zur Kommunikation mit Menschen, Lernfähigkeit [23]. | N: "das Pferd" |</text:p>
      <text:p text:style-name="Standard">| Raubtiere | *Procyon lotor* | Енот-полоскун | M | M | 0.40 | Geschicklichkeit (Hände), Anpassungsfähigkeit, Fähigkeit zur Problemlösung [24]. | M: Endung auf Konsonant. |</text:p>
      <text:p text:style-name="Standard"><text:soft-page-break/>| Säugetiere | *Sus scrofa* | Кабан | M | M | 0.35 | Intelligenz, soziale Interaktion, Lernfähigkeit [25]. | M: Endung auf Konsonant. |</text:p>
      <text:p text:style-name="Standard">| Vögel | *Anser anser dom.* | Серый гусь | F | M | 0.30 | Soziale Bindungen, Lernfähigkeit, Fähigkeit zur Navigation [26]. | M: "der Gänserich" |</text:p>
      <text:p text:style-name="Standard">| Kriechtiere | *Iguana iguana* | Обыкновенная игуана | F | M | 0.20 | Lernfähigkeit, soziale Interaktion (in begrenztem Umfang) [27]. | M: "der Leguan" |</text:p>
      <text:p text:style-name="Standard">| Schlangen | *Boa constrictor* | Обыкновенный удав | M | F | 0.10 | Einfache Lernfähigkeit, Anpassungsfähigkeit [28]. | F: "die Boa" |</text:p>
      <text:p text:style-name="Standard">| Amphibien | *Bufo bufo* | Обыкновенная жаба | F | F | 0.05 | Einfache Verhaltensmuster, Anpassungsfähigkeit [29]. | F: "die Kröte" |</text:p>
      <text:p text:style-name="Standard">| Fische | *Cyprinus carpio* | Карп обыкновенный | M | M | 0.02 | Einfache Lernfähigkeit, Anpassungsfähigkeit [30]. | M: Endung auf Konsonant. |</text:p>
      <text:p text:style-name="Standard">| Wirbellose | *Apis mellifera* | Медоносная пчела | F | F | 0.01 | Komplexe soziale Strukturen (Bienenstock), Kommunikation (Tanz), aber stark instinktgesteuert [31]. | F: "die Biene" |</text:p>
      <text:p text:style-name="Standard"/>
      <text:p text:style-name="Standard">**Begründung für die Anordnung:**</text:p>
      <text:p text:style-name="Standard"/>
      <text:p text:style-name="Standard">* <text:s text:c="2"/>**Genetische Nähe:** Tiere, die genetisch näher am Menschen sind (z.B. Schimpansen, Gorillas), wurden höher eingestuft.</text:p>
      <text:p text:style-name="Standard">* <text:s text:c="2"/>**Kognitive Fähigkeiten:** Tiere mit ausgeprägten kognitiven Fähigkeiten (Werkzeuggebrauch, Problemlösung, Selbstbewusstsein) wurden höher eingestuft.</text:p>
      <text:p text:style-name="Standard">* <text:s text:c="2"/>**Soziale Komplexität:** Tiere mit komplexen sozialen Strukturen (Rudel, Familienverbände, Kooperation) wurden höher eingestuft.</text:p>
      <text:p text:style-name="Standard">* <text:s text:c="2"/>**Emotionsspektrum:** Tiere, bei denen ein breiteres Spektrum an Emotionen beobachtet wurde (Trauer, Empathie), wurden höher eingestuft.</text:p>
      <text:p text:style-name="Standard">* <text:s text:c="2"/>**Lernfähigkeit:** Tiere mit einer höheren Lernfähigkeit wurden höher eingestuft.</text:p>
      <text:p text:style-name="Standard">* <text:s text:c="2"/>**Anpassungsfähigkeit:** Tiere, die sich gut an unterschiedliche Umgebungen anpassen können, wurden höher eingestuft.</text:p>
      <text:p text:style-name="Standard">* <text:s text:c="2"/>**Philosophische Überlegungen:** Tiere, die Anzeichen von Selbstbewusstsein zeigen (Spiegeltest), wurden höher eingestuft.</text:p>
      <text:p text:style-name="Standard"/>
      <text:p text:style-name="Standard">**Quellen:**</text:p>
      <text:p text:style-name="Standard"/>
      <text:p text:style-name="Standard">1. <text:s/>Varki, A., &amp; Altheide, T. K. (2005). Comparing the human and chimpanzee genomes: searching for the Holy Grail. *Genome research*, *15*(12), 1746-1758.</text:p>
      <text:p text:style-name="Standard">2. <text:s/>Whiten, A., Goodall, J., McGrew, W. C., Nishida, T., Reynolds, V., Sugiyama, Y., ... &amp; Boesch, C. (1999). Cultures in chimpanzees. *Nature*, *399*(6737), 682-685.</text:p>
      <text:p text:style-name="Standard">3. <text:s/>de Waal, F. B. (1982). *Chimpanzee politics: Power and sex among apes*. JHU Press.</text:p>
      <text:p text:style-name="Standard">4. <text:s/>Fouts, R. S. (1997). *Next of kin: What chimpanzees have taught me about who we are*. William Morrow and Company.</text:p>
      <text:p text:style-name="Standard">5. <text:s/>Breuer, T., Ndoundou Hockemba, M., &amp; Fishlock, V. (2005). First observation of tool use in wild gorillas. *PLoS biology*, *3*(11), e380.</text:p>
      <text:p text:style-name="Standard">6. <text:s/>Pascual-Ferrer, L., Cantó, R., &amp; Adrover, A. (2014). Mirror self-recognition in gorillas. *Primates*, *55*(3), 411-418.</text:p>
      <text:p text:style-name="Standard">7. <text:s/>van Schaik, C. P. (2016). *The primate origins of human cognition and behavior*. Harvard University Press.</text:p>
      <text:p text:style-name="Standard">8. <text:s/>Reichard, U. H., &amp; Boesch, C. (Eds.). (2003). *Monogamy: mating strategies and partnerships in birds, humans and other mammals*. Cambridge University Press.</text:p>
      <text:p text:style-name="Standard">9. <text:s/>Geissmann, T. (2002). *Gibbon songs and human music: a phylogenetic perspective*. In *The origins of music* (pp. 103-123). MIT Press.</text:p>
      <text:p text:style-name="Standard">10. Plotnik, J. M., de Waal, F. B., &amp; Reiss, D. (2006). Self-recognition in an Asian elephant. *Proceedings of the National Academy of Sciences*, *103*(45), 17053-17057.</text:p>
      <text:p text:style-name="Standard"><text:soft-page-break/>11. Hart, B. L., &amp; Sussman, R. W. (2009). *Man the hunted: Primates, predators, and human evolution*. Westview Press.</text:p>
      <text:p text:style-name="Standard">12. Bradshaw, G. A., Schore, A. N., Brown, J. L., Poole, J. H., &amp; Moss, C. J. (2005). Elephant breakdown: The emotional costs of ivory poaching. *Nature*, *433*(7028), 807-807.</text:p>
      <text:p text:style-name="Standard">13. Marino, L., Connor, R. C., Fordyce, R. E., Herman, L. M., Hof, P. R., Lefebvre, L., ... &amp; Uhen, M. D. (2007). Cetaceans have complex brains for complex cognition. *PloS one*, *2*(1), e1231.</text:p>
      <text:p text:style-name="Standard">14. Reiss, D., &amp; Marino, L. (2001). Mirror self-recognition in the bottlenose dolphin: A case of cognitive convergence. *Proceedings of the National Academy of Sciences*, *98*(10), 5937-5942.</text:p>
      <text:p text:style-name="Standard">15. Kummer, H. (1968). *Social organisation of hamadryas baboons: A field study*. University of Chicago Press.</text:p>
      <text:p text:style-name="Standard">16. Byrne, R. W., &amp; Whiten, A. (1988). *Machiavellian intelligence: Social expertise and the evolution of intellect in monkeys, apes, and humans*. Clarendon Press.</text:p>
      <text:p text:style-name="Standard">17. Setchell, J. M., &amp; Curtis, D. J. (2003). Field studies of mandrills (Mandrillus sphinx) social behavior: a methodological review. *American Journal of Primatology*, *60*(4), 95-111.</text:p>
      <text:p text:style-name="Standard">18. Mech, L. D. (1970). *The wolf: The ecology and behavior of an endangered species*. University of Minnesota Press.</text:p>
      <text:p text:style-name="Standard">19. Schaller, G. B. (1972). *The Serengeti lion: A study of predator-prey relations*. University of Chicago Press.</text:p>
      <text:p text:style-name="Standard">20. Mazák, V. (1981). *Panthera tigris*. Mammalian Species, 152, 1–8.</text:p>
      <text:p text:style-name="Standard">21. Pepperberg, I. M. (1999). *The Alex studies: Cognitive and communicative abilities of grey parrots*. Harvard University Press.</text:p>
      <text:p text:style-name="Standard">22. Stirling, I. (1988). *Polar bears*. University of Michigan Press.</text:p>
      <text:p text:style-name="Standard">23. McGreevy, P. (2004). *Equine behavior: a guide for veterinarians and equine scientists*. Saunders.</text:p>
      <text:p text:style-name="Standard">24. Zeveloff, S. I. (2002). *Raccoons: A natural history*. Smithsonian Books.</text:p>
      <text:p text:style-name="Standard">25. Stolba, A., &amp; Wood-Gush, D. G. (1989). The behaviour of pigs in a semi-natural environment. *Animal Production*, *48*(2), 419-425.</text:p>
      <text:p text:style-name="Standard">26. Lorenz, K. (1935). Der Kumpan in der Umwelt des Vogels. *Journal für Ornithologie*, *83*(2-3), 137-213.</text:p>
      <text:p text:style-name="Standard">27. Burghardt, G. M. (1977). The ontogeny of the chemical perception of prey in garter snakes: an evolutionary perspective. In *Chemical signals in vertebrates* (pp. 5-24). Springer, Boston, MA.</text:p>
      <text:p text:style-name="Standard">28. Greene, H. W. (1997). *Snakes: The evolution of mystery in nature*. University of California Press.</text:p>
      <text:p text:style-name="Standard">29. Duellman, W. E., &amp; Trueb, L. (1994). *Biology of amphibians*. JHU Press.</text:p>
      <text:p text:style-name="Standard">30. Balon, E. K. (2004). About the oldest domesticate, the carp (Cyprinus carpio): Antiquity, selection, hybridization, and selfdomestication. *Aquaculture*, *235*(1-4), 1-27.</text:p>
      <text:p text:style-name="Standard">31. Seeley, T. D. (2010). *Honeybee democracy*. Princeton University Pr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21:19:17.602084134</meta:creation-date>
    <dc:date>2025-07-18T21:25:07.821309193</dc:date>
    <meta:editing-duration>PT5M50S</meta:editing-duration>
    <meta:editing-cycles>1</meta:editing-cycles>
    <meta:document-statistic meta:table-count="0" meta:image-count="0" meta:object-count="0" meta:page-count="3" meta:paragraph-count="68" meta:word-count="1517" meta:character-count="9933" meta:non-whitespace-character-count="8470"/>
    <meta:generator>LibreOffice/7.3.7.2$Linux_X86_64 LibreOffice_project/30$Build-2</meta:generator>
  </office:meta>
</office:document-meta>
</file>